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780000015348DE28D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1" svg:font-family="Consolas, 'Liberation Mono', Menlo, Courier, monospace"/>
    <style:font-face style:name="Consolas" svg:font-family="Consolas, 'Liberation Mono', Menlo, Monaco, Courier, monospace"/>
    <style:font-face style:name="Courier" svg:font-family="Courier, 'Courier New', monospace"/>
    <style:font-face style:name="Droid Serif" svg:font-family="'Droid Serif', serif"/>
    <style:font-face style:name="Helvetica Neue" svg:font-family="'Helvetica Neue', Helvetica, 'Segoe UI', Arial, freesans, sans-serif, 'Apple Color Emoji', 'Segoe UI Emoji', 'Segoe UI Symbol'"/>
    <style:font-face style:name="Lato" svg:font-family="Lato, 'Helvetica Neue', Helvetica, Arial, sans-serif"/>
    <style:font-face style:name="Open Sans" svg:font-family="'Open Sans', sans-serif"/>
    <style:font-face style:name="Source Sans Pro" svg:font-family="'Source Sans Pro', 'Lucida Grande', sans-serif"/>
    <style:font-face style:name="inherit" svg:font-family="inherit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3">
      <style:paragraph-properties fo:margin-left="0cm" fo:margin-right="0cm" fo:margin-top="0.623cm" fo:margin-bottom="0.125cm" loext:contextual-spacing="false" fo:widows="1" fo:text-indent="0cm" style:auto-text-indent="false" fo:padding="0cm" fo:border="none"/>
      <style:text-properties fo:font-variant="normal" fo:text-transform="none" fo:color="#000000" style:font-name="Droid Serif" fo:letter-spacing="normal" fo:font-style="normal" fo:font-weight="normal"/>
    </style:style>
    <style:style style:name="P2" style:family="paragraph" style:parent-style-name="Preformatted_20_Text">
      <style:paragraph-properties fo:margin-left="0cm" fo:margin-right="0cm" fo:margin-top="0cm" fo:margin-bottom="0.499cm" loext:contextual-spacing="false" style:line-height-at-least="0.598cm" fo:widows="1" fo:text-indent="0cm" style:auto-text-indent="false"/>
    </style:style>
    <style:style style:name="P3" style:family="paragraph" style:parent-style-name="Preformatted_20_Text">
      <style:paragraph-properties fo:margin-left="0cm" fo:margin-right="0cm" fo:margin-top="0cm" fo:margin-bottom="0.499cm" loext:contextual-spacing="false" style:line-height-at-least="0.598cm" fo:widows="1" fo:text-indent="0cm" style:auto-text-indent="false"/>
      <style:text-properties officeooo:paragraph-rsid="003c7b2c"/>
    </style:style>
    <style:style style:name="P4" style:family="paragraph" style:parent-style-name="Preformatted_20_Text">
      <style:paragraph-properties fo:margin-left="0cm" fo:margin-right="0cm" fo:margin-top="0cm" fo:margin-bottom="0.499cm" loext:contextual-spacing="false" style:line-height-at-least="0.598cm" fo:widows="1" fo:text-indent="0cm" style:auto-text-indent="false"/>
      <style:text-properties officeooo:paragraph-rsid="003fc218"/>
    </style:style>
    <style:style style:name="P5" style:family="paragraph" style:parent-style-name="Preformatted_20_Text">
      <style:paragraph-properties fo:margin-left="0cm" fo:margin-right="0cm" fo:margin-top="0cm" fo:margin-bottom="0.499cm" loext:contextual-spacing="false" fo:line-height="100%" fo:widows="1" fo:text-indent="0cm" style:auto-text-indent="false"/>
      <style:text-properties officeooo:rsid="001a7abd" officeooo:paragraph-rsid="002e66d0"/>
    </style:style>
    <style:style style:name="P6" style:family="paragraph" style:parent-style-name="Standard">
      <style:paragraph-properties fo:margin-left="0cm" fo:margin-right="0cm" fo:margin-top="0cm" fo:margin-bottom="0.499cm" loext:contextual-spacing="false" style:line-height-at-least="0.598cm" fo:widows="1" fo:text-indent="0cm" style:auto-text-indent="false"/>
      <style:text-properties fo:font-weight="normal" officeooo:rsid="002ac552" officeooo:paragraph-rsid="003c6a25" style:font-weight-asian="normal" style:font-weight-complex="normal"/>
    </style:style>
    <style:style style:name="P7" style:family="paragraph" style:parent-style-name="Standard">
      <style:paragraph-properties fo:margin-left="0cm" fo:margin-right="0cm" fo:margin-top="0cm" fo:margin-bottom="0.499cm" loext:contextual-spacing="false" style:line-height-at-least="0.598cm" fo:widows="1" fo:text-indent="0cm" style:auto-text-indent="false"/>
      <style:text-properties officeooo:rsid="001a7abd" officeooo:paragraph-rsid="002e66d0"/>
    </style:style>
    <style:style style:name="P8" style:family="paragraph" style:parent-style-name="Standard">
      <style:paragraph-properties fo:margin-left="0cm" fo:margin-right="0cm" fo:margin-top="0cm" fo:margin-bottom="0.499cm" loext:contextual-spacing="false" fo:line-height="100%" fo:widows="1" fo:text-indent="0cm" style:auto-text-indent="false"/>
      <style:text-properties officeooo:rsid="002e66d0" officeooo:paragraph-rsid="003997d3"/>
    </style:style>
    <style:style style:name="P9" style:family="paragraph" style:parent-style-name="Standard">
      <style:paragraph-properties fo:margin-left="0cm" fo:margin-right="0cm" fo:margin-top="0cm" fo:margin-bottom="0.499cm" loext:contextual-spacing="false" fo:line-height="100%" fo:widows="1" fo:text-indent="0cm" style:auto-text-indent="false"/>
      <style:text-properties officeooo:rsid="002e66d0" officeooo:paragraph-rsid="003a4f24"/>
    </style:style>
    <style:style style:name="P10" style:family="paragraph" style:parent-style-name="Preformatted_20_Text">
      <style:paragraph-properties fo:margin-left="0cm" fo:margin-right="0cm" style:line-height-at-least="0.598cm" fo:widows="1" fo:text-indent="0cm" style:auto-text-indent="false"/>
    </style:style>
    <style:style style:name="P11" style:family="paragraph" style:parent-style-name="Preformatted_20_Text">
      <style:paragraph-properties fo:margin-left="0cm" fo:margin-right="0cm" fo:line-height="100%" fo:text-indent="0cm" style:auto-text-indent="false"/>
      <style:text-properties officeooo:rsid="002e66d0" officeooo:paragraph-rsid="002e66d0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font-weight="normal" officeooo:rsid="002ac552" officeooo:paragraph-rsid="002ac552" style:font-weight-asian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/>
      <style:text-properties officeooo:rsid="001a7abd" officeooo:paragraph-rsid="002e66d0"/>
    </style:style>
    <style:style style:name="P14" style:family="paragraph" style:parent-style-name="Standard">
      <style:paragraph-properties fo:margin-left="0cm" fo:margin-right="0cm" fo:text-indent="0cm" style:auto-text-indent="false"/>
      <style:text-properties officeooo:rsid="002e66d0" officeooo:paragraph-rsid="002e66d0"/>
    </style:style>
    <style:style style:name="P15" style:family="paragraph" style:parent-style-name="Standard">
      <style:paragraph-properties fo:margin-left="0cm" fo:margin-right="0cm" fo:text-indent="0cm" style:auto-text-indent="false"/>
      <style:text-properties officeooo:rsid="002e66d0" officeooo:paragraph-rsid="002fdce2"/>
    </style:style>
    <style:style style:name="P16" style:family="paragraph" style:parent-style-name="Standard">
      <style:paragraph-properties fo:margin-left="0cm" fo:margin-right="0cm" fo:line-height="100%" fo:text-indent="0cm" style:auto-text-indent="false"/>
      <style:text-properties officeooo:rsid="002e66d0" officeooo:paragraph-rsid="00364393"/>
    </style:style>
    <style:style style:name="P17" style:family="paragraph" style:parent-style-name="Standard">
      <style:paragraph-properties fo:margin-left="0cm" fo:margin-right="0cm" fo:line-height="100%" fo:text-indent="0cm" style:auto-text-indent="false"/>
      <style:text-properties officeooo:rsid="002e66d0" officeooo:paragraph-rsid="003cb87b"/>
    </style:style>
    <style:style style:name="P18" style:family="paragraph" style:parent-style-name="Standard">
      <style:paragraph-properties fo:margin-left="0cm" fo:margin-right="0cm" fo:text-indent="0cm" style:auto-text-indent="false"/>
      <style:text-properties officeooo:rsid="0037bcb2" officeooo:paragraph-rsid="0037bcb2"/>
    </style:style>
    <style:style style:name="P19" style:family="paragraph" style:parent-style-name="Standard">
      <style:paragraph-properties fo:margin-left="0cm" fo:margin-right="0cm" fo:text-indent="0cm" style:auto-text-indent="false"/>
      <style:text-properties fo:font-variant="normal" fo:text-transform="none" style:font-name="Source Sans Pro" fo:font-size="16.9500007629395pt" fo:letter-spacing="normal" fo:font-style="normal" fo:font-weight="normal" officeooo:rsid="0037bcb2" officeooo:paragraph-rsid="0037bcb2"/>
    </style:style>
    <style:style style:name="P20" style:family="paragraph" style:parent-style-name="Text_20_body">
      <style:paragraph-properties fo:margin-left="0cm" fo:margin-right="0cm" fo:margin-top="0.249cm" fo:margin-bottom="0.249cm" loext:contextual-spacing="false" style:line-height-at-least="0.598cm" fo:widows="1" fo:text-indent="0cm" style:auto-text-indent="false"/>
    </style:style>
    <style:style style:name="P21" style:family="paragraph" style:parent-style-name="Text_20_body">
      <style:paragraph-properties fo:margin-left="0cm" fo:margin-right="0cm" fo:margin-top="0.249cm" fo:margin-bottom="0.249cm" loext:contextual-spacing="false" style:line-height-at-least="0.598cm" fo:widows="1" fo:text-indent="0cm" style:auto-text-indent="false"/>
      <style:text-properties fo:font-variant="normal" fo:text-transform="none" fo:color="#000000" style:font-name="Open Sans" fo:font-size="9.89999961853027pt" fo:letter-spacing="normal" fo:font-style="normal" fo:font-weight="normal"/>
    </style:style>
    <style:style style:name="P22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333333" style:font-name="Helvetica Neue" fo:font-size="11.3000001907349pt" fo:letter-spacing="normal" fo:font-style="normal" fo:font-weight="normal" officeooo:rsid="002e66d0" officeooo:paragraph-rsid="002e66d0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333333" style:font-name="Helvetica Neue" fo:font-size="11.3000001907349pt" fo:letter-spacing="normal" fo:font-style="normal" fo:font-weight="normal" officeooo:rsid="00328d9b" officeooo:paragraph-rsid="00328d9b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333333" style:font-name="Helvetica Neue" fo:font-size="11.3000001907349pt" fo:letter-spacing="normal" fo:font-style="normal" fo:font-weight="normal" officeooo:rsid="003365e0" officeooo:paragraph-rsid="003365e0"/>
    </style:style>
    <style:style style:name="P25" style:family="paragraph" style:parent-style-name="Text_20_body">
      <style:paragraph-properties fo:margin-left="0cm" fo:margin-right="0cm" fo:text-indent="0cm" style:auto-text-indent="false"/>
      <style:text-properties officeooo:rsid="0037bcb2" officeooo:paragraph-rsid="0037bcb2"/>
    </style:style>
    <style:style style:name="P26" style:family="paragraph" style:parent-style-name="Standard">
      <style:paragraph-properties fo:margin-left="1.251cm" fo:margin-right="0cm" fo:text-indent="0cm" style:auto-text-indent="false"/>
      <style:text-properties officeooo:rsid="00204858" officeooo:paragraph-rsid="0020ce10"/>
    </style:style>
    <style:style style:name="P27" style:family="paragraph" style:parent-style-name="Standard">
      <style:paragraph-properties fo:margin-left="1.251cm" fo:margin-right="0cm" fo:text-indent="0cm" style:auto-text-indent="false"/>
      <style:text-properties officeooo:rsid="0018403d" officeooo:paragraph-rsid="0020ce10"/>
    </style:style>
    <style:style style:name="P28" style:family="paragraph" style:parent-style-name="Standard">
      <style:paragraph-properties fo:margin-left="1.251cm" fo:margin-right="0cm" fo:text-indent="0cm" style:auto-text-indent="false"/>
      <style:text-properties officeooo:rsid="0018403d" officeooo:paragraph-rsid="002e66d0"/>
    </style:style>
    <style:style style:name="P29" style:family="paragraph" style:parent-style-name="Standard">
      <style:paragraph-properties fo:margin-left="1.251cm" fo:margin-right="0cm" fo:text-indent="0cm" style:auto-text-indent="false"/>
      <style:text-properties officeooo:rsid="001a7abd" officeooo:paragraph-rsid="0020ce10"/>
    </style:style>
    <style:style style:name="P30" style:family="paragraph" style:parent-style-name="Standard">
      <style:paragraph-properties fo:margin-left="1.251cm" fo:margin-right="0cm" fo:text-indent="0cm" style:auto-text-indent="false"/>
      <style:text-properties fo:font-weight="normal" officeooo:rsid="001a7abd" officeooo:paragraph-rsid="0020ce10" style:font-weight-asian="normal" style:font-weight-complex="normal"/>
    </style:style>
    <style:style style:name="P31" style:family="paragraph" style:parent-style-name="Standard">
      <style:paragraph-properties fo:margin-left="1.251cm" fo:margin-right="0cm" fo:text-indent="0cm" style:auto-text-indent="false"/>
      <style:text-properties fo:font-weight="normal" officeooo:rsid="00204858" officeooo:paragraph-rsid="0020ce10" style:font-weight-asian="normal" style:font-weight-complex="normal"/>
    </style:style>
    <style:style style:name="P32" style:family="paragraph" style:parent-style-name="Standard">
      <style:paragraph-properties fo:margin-left="1.251cm" fo:margin-right="0cm" fo:text-indent="0cm" style:auto-text-indent="false"/>
      <style:text-properties fo:font-weight="normal" officeooo:rsid="002ac552" officeooo:paragraph-rsid="002ac552" style:font-weight-asian="normal" style:font-weight-complex="normal"/>
    </style:style>
    <style:style style:name="P33" style:family="paragraph" style:parent-style-name="Standard">
      <style:paragraph-properties fo:margin-left="1.251cm" fo:margin-right="0cm" fo:text-indent="0cm" style:auto-text-indent="false"/>
      <style:text-properties fo:font-weight="normal" officeooo:paragraph-rsid="002bc50b"/>
    </style:style>
    <style:style style:name="P34" style:family="paragraph" style:parent-style-name="Standard">
      <style:paragraph-properties fo:margin-left="1.251cm" fo:margin-right="0cm" fo:text-indent="0cm" style:auto-text-indent="false"/>
      <style:text-properties officeooo:paragraph-rsid="002ac552"/>
    </style:style>
    <style:style style:name="P35" style:family="paragraph" style:parent-style-name="Standard">
      <style:paragraph-properties fo:margin-left="1.251cm" fo:margin-right="0cm" fo:text-indent="0cm" style:auto-text-indent="false"/>
      <style:text-properties officeooo:rsid="00173307" officeooo:paragraph-rsid="0020ce10"/>
    </style:style>
    <style:style style:name="P36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Courier" fo:font-size="7.75pt" fo:letter-spacing="normal" fo:font-style="normal" fo:font-weight="normal" officeooo:rsid="002d44de" officeooo:paragraph-rsid="002bc50b"/>
    </style:style>
    <style:style style:name="P37" style:family="paragraph" style:parent-style-name="Standard">
      <style:paragraph-properties fo:margin-left="1.251cm" fo:margin-right="0cm" fo:text-indent="0cm" style:auto-text-indent="false"/>
      <style:text-properties officeooo:paragraph-rsid="0020ce10"/>
    </style:style>
    <style:style style:name="P38" style:family="paragraph" style:parent-style-name="Heading_20_3">
      <style:paragraph-properties fo:margin-left="1.251cm" fo:margin-right="0cm" fo:text-indent="0cm" style:auto-text-indent="false"/>
      <style:text-properties fo:font-variant="normal" fo:text-transform="none" fo:color="#000000" style:font-name="Courier" fo:font-size="7.75pt" fo:letter-spacing="normal" fo:font-style="normal" fo:font-weight="normal" officeooo:rsid="002d44de" officeooo:paragraph-rsid="002bc50b"/>
    </style:style>
    <style:style style:name="P39" style:family="paragraph" style:parent-style-name="Preformatted_20_Text">
      <style:paragraph-properties fo:margin-top="0cm" fo:margin-bottom="0.499cm" loext:contextual-spacing="false" style:line-height-at-least="0.598cm" fo:widows="1"/>
    </style:style>
    <style:style style:name="P40" style:family="paragraph" style:parent-style-name="Standard">
      <style:text-properties officeooo:rsid="00173307" officeooo:paragraph-rsid="0020ce10"/>
    </style:style>
    <style:style style:name="P41" style:family="paragraph" style:parent-style-name="Standard">
      <style:text-properties officeooo:rsid="0018403d" officeooo:paragraph-rsid="0020ce10"/>
    </style:style>
    <style:style style:name="P42" style:family="paragraph" style:parent-style-name="Standard">
      <style:text-properties officeooo:rsid="001a7abd" officeooo:paragraph-rsid="001a7abd"/>
    </style:style>
    <style:style style:name="P43" style:family="paragraph" style:parent-style-name="Standard">
      <style:text-properties officeooo:rsid="001a7abd" officeooo:paragraph-rsid="0020ce10"/>
    </style:style>
    <style:style style:name="P44" style:family="paragraph" style:parent-style-name="Standard">
      <style:text-properties officeooo:rsid="001bfed1" officeooo:paragraph-rsid="001bfed1"/>
    </style:style>
    <style:style style:name="P45" style:family="paragraph" style:parent-style-name="Standard">
      <style:text-properties officeooo:rsid="001bfed1" officeooo:paragraph-rsid="0020ce10"/>
    </style:style>
    <style:style style:name="P46" style:family="paragraph" style:parent-style-name="Standard">
      <style:text-properties officeooo:rsid="001bfed1" officeooo:paragraph-rsid="001a7abd"/>
    </style:style>
    <style:style style:name="P47" style:family="paragraph" style:parent-style-name="Standard">
      <style:text-properties style:text-underline-style="solid" style:text-underline-width="auto" style:text-underline-color="font-color" fo:font-weight="bold" officeooo:rsid="00173307" officeooo:paragraph-rsid="0020ce10" style:font-weight-asian="bold" style:font-weight-complex="bold"/>
    </style:style>
    <style:style style:name="P48" style:family="paragraph" style:parent-style-name="Standard">
      <style:text-properties style:text-underline-style="solid" style:text-underline-width="auto" style:text-underline-color="font-color" fo:font-weight="bold" officeooo:rsid="0020954e" officeooo:paragraph-rsid="0020ce10" style:font-weight-asian="bold" style:font-weight-complex="bold"/>
    </style:style>
    <style:style style:name="P49" style:family="paragraph" style:parent-style-name="Standard">
      <style:text-properties fo:font-weight="normal" officeooo:rsid="001d4d57" officeooo:paragraph-rsid="0020ce10" style:font-weight-asian="normal" style:font-weight-complex="normal"/>
    </style:style>
    <style:style style:name="P50" style:family="paragraph" style:parent-style-name="Standard">
      <style:text-properties fo:font-weight="normal" officeooo:rsid="001f16af" officeooo:paragraph-rsid="001f16af" style:font-weight-asian="normal" style:font-weight-complex="normal"/>
    </style:style>
    <style:style style:name="P51" style:family="paragraph" style:parent-style-name="Standard">
      <style:text-properties fo:font-weight="normal" officeooo:rsid="001f16af" officeooo:paragraph-rsid="0021d43f" style:font-weight-asian="normal" style:font-weight-complex="normal"/>
    </style:style>
    <style:style style:name="P52" style:family="paragraph" style:parent-style-name="Standard">
      <style:text-properties fo:font-weight="normal" officeooo:rsid="00204858" officeooo:paragraph-rsid="00204858" style:font-weight-asian="normal" style:font-weight-complex="normal"/>
    </style:style>
    <style:style style:name="P53" style:family="paragraph" style:parent-style-name="Standard">
      <style:text-properties fo:font-weight="normal" officeooo:rsid="00204858" officeooo:paragraph-rsid="0021d43f" style:font-weight-asian="normal" style:font-weight-complex="normal"/>
    </style:style>
    <style:style style:name="P54" style:family="paragraph" style:parent-style-name="Standard">
      <style:text-properties fo:font-weight="normal" officeooo:rsid="00204858" officeooo:paragraph-rsid="002662f8" style:font-weight-asian="normal" style:font-weight-complex="normal"/>
    </style:style>
    <style:style style:name="P55" style:family="paragraph" style:parent-style-name="Standard">
      <style:text-properties officeooo:rsid="00204858" officeooo:paragraph-rsid="0020ce10"/>
    </style:style>
    <style:style style:name="P56" style:family="paragraph" style:parent-style-name="Standard">
      <style:text-properties officeooo:rsid="0020ce10" officeooo:paragraph-rsid="0020ce10"/>
    </style:style>
    <style:style style:name="P57" style:family="paragraph" style:parent-style-name="Standard">
      <style:text-properties officeooo:rsid="0020ce10" officeooo:paragraph-rsid="0021d43f"/>
    </style:style>
    <style:style style:name="P58" style:family="paragraph" style:parent-style-name="Standard">
      <style:text-properties fo:font-size="14pt" style:text-underline-style="solid" style:text-underline-width="auto" style:text-underline-color="font-color" fo:font-weight="bold" officeooo:rsid="0020ce10" officeooo:paragraph-rsid="0020ce10" style:font-size-asian="14pt" style:font-weight-asian="bold" style:font-size-complex="14pt" style:font-weight-complex="bold"/>
    </style:style>
    <style:style style:name="P59" style:family="paragraph" style:parent-style-name="Standard">
      <style:text-properties fo:font-size="14pt" style:text-underline-style="solid" style:text-underline-width="auto" style:text-underline-color="font-color" fo:font-weight="bold" officeooo:rsid="0020ce10" officeooo:paragraph-rsid="0021d43f" style:font-size-asian="14pt" style:font-weight-asian="bold" style:font-size-complex="14pt" style:font-weight-complex="bold"/>
    </style:style>
    <style:style style:name="P60" style:family="paragraph" style:parent-style-name="Standard">
      <style:text-properties fo:font-size="14pt" style:text-underline-style="solid" style:text-underline-width="auto" style:text-underline-color="font-color" fo:font-weight="bold" officeooo:rsid="00254d1d" officeooo:paragraph-rsid="00254d1d" style:font-size-asian="14pt" style:font-weight-asian="bold" style:font-size-complex="14pt" style:font-weight-complex="bold"/>
    </style:style>
    <style:style style:name="P61" style:family="paragraph" style:parent-style-name="Standard">
      <style:text-properties officeooo:rsid="00254d1d" officeooo:paragraph-rsid="00254d1d"/>
    </style:style>
    <style:style style:name="P62" style:family="paragraph" style:parent-style-name="Preformatted_20_Text" style:list-style-name="L1">
      <style:paragraph-properties fo:margin-top="0cm" fo:margin-bottom="0.399cm" loext:contextual-spacing="false" style:line-height-at-least="0.623cm" fo:widows="1" fo:padding="0cm" fo:border="none"/>
    </style:style>
    <style:style style:name="P63" style:family="paragraph" style:parent-style-name="Standard">
      <style:paragraph-properties fo:margin-left="1.251cm" fo:margin-right="0cm" fo:text-indent="0cm" style:auto-text-indent="false"/>
      <style:text-properties fo:font-weight="normal" officeooo:rsid="0040c804" officeooo:paragraph-rsid="0040c804" style:font-weight-asian="normal" style:font-weight-complex="normal"/>
    </style:style>
    <style:style style:name="P64" style:family="paragraph" style:parent-style-name="Text_20_body" style:list-style-name="L1">
      <style:paragraph-properties fo:margin-top="0cm" fo:margin-bottom="0.399cm" loext:contextual-spacing="false" style:line-height-at-least="0.623cm" fo:widows="1" fo:padding="0cm" fo:border="none"/>
    </style:style>
    <style:style style:name="P65" style:family="paragraph" style:parent-style-name="Text_20_body" style:list-style-name="L2">
      <style:paragraph-properties fo:margin-left="0cm" fo:margin-right="0cm" fo:margin-top="0cm" fo:margin-bottom="0cm" loext:contextual-spacing="false" style:line-height-at-least="0.623cm" fo:widows="1" fo:text-indent="0cm" style:auto-text-indent="false" fo:padding="0cm" fo:border="none"/>
    </style:style>
    <style:style style:name="P66" style:family="paragraph" style:parent-style-name="Text_20_body" style:list-style-name="L2">
      <style:paragraph-properties fo:margin-left="0cm" fo:margin-right="0cm" fo:margin-top="0cm" fo:margin-bottom="0cm" loext:contextual-spacing="false" style:line-height-at-least="0.623cm" fo:widows="1" fo:text-indent="0cm" style:auto-text-indent="false" fo:padding="0cm" fo:border="none"/>
      <style:text-properties fo:font-variant="normal" fo:text-transform="none" style:font-name="inherit" fo:font-size="11.3000001907349pt" fo:letter-spacing="normal" fo:font-style="normal" fo:font-weight="normal"/>
    </style:style>
    <style:style style:name="T1" style:family="text">
      <style:text-properties officeooo:rsid="00192363"/>
    </style:style>
    <style:style style:name="T2" style:family="text">
      <style:text-properties officeooo:rsid="001a7abd"/>
    </style:style>
    <style:style style:name="T3" style:family="text">
      <style:text-properties officeooo:rsid="001bfed1"/>
    </style:style>
    <style:style style:name="T4" style:family="text">
      <style:text-properties officeooo:rsid="001d4d57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d4d57" style:font-weight-asian="bold" style:font-weight-complex="bold"/>
    </style:style>
    <style:style style:name="T7" style:family="text">
      <style:text-properties fo:font-weight="bold" officeooo:rsid="001bfed1" style:font-weight-asian="bold" style:font-weight-complex="bold"/>
    </style:style>
    <style:style style:name="T8" style:family="text">
      <style:text-properties fo:font-weight="bold" officeooo:rsid="002662f8" style:font-weight-asian="bold" style:font-weight-complex="bold"/>
    </style:style>
    <style:style style:name="T9" style:family="text">
      <style:text-properties fo:font-weight="bold" officeooo:rsid="0029de38" style:font-weight-asian="bold" style:font-weight-complex="bold"/>
    </style:style>
    <style:style style:name="T10" style:family="text">
      <style:text-properties officeooo:rsid="00204858"/>
    </style:style>
    <style:style style:name="T11" style:family="text">
      <style:text-properties fo:font-weight="normal" officeooo:rsid="0029de38" style:font-weight-asian="normal" style:font-weight-complex="normal"/>
    </style:style>
    <style:style style:name="T12" style:family="text">
      <style:text-properties fo:font-weight="normal" officeooo:rsid="002ac552" style:font-weight-asian="normal" style:font-weight-complex="normal"/>
    </style:style>
    <style:style style:name="T13" style:family="text">
      <style:text-properties officeooo:rsid="0021d43f"/>
    </style:style>
    <style:style style:name="T14" style:family="text">
      <style:text-properties officeooo:rsid="00254d1d"/>
    </style:style>
    <style:style style:name="T15" style:family="text">
      <style:text-properties officeooo:rsid="002662f8"/>
    </style:style>
    <style:style style:name="T16" style:family="text">
      <style:text-properties fo:font-variant="normal" fo:text-transform="none" style:font-name="Consolas" fo:font-size="11.3000001907349pt" fo:letter-spacing="normal" fo:font-style="normal" fo:font-weight="normal" fo:background-color="#f5f5f5" loext:char-shading-value="0" fo:padding="0cm" fo:border="none"/>
    </style:style>
    <style:style style:name="T17" style:family="text">
      <style:text-properties fo:font-variant="normal" fo:text-transform="none" fo:color="#000000" style:font-name="Courier" fo:font-size="7.75pt" fo:letter-spacing="normal" fo:font-style="normal"/>
    </style:style>
    <style:style style:name="T18" style:family="text">
      <style:text-properties fo:font-variant="normal" fo:text-transform="none" fo:color="#000000" style:font-name="Courier" fo:font-size="7.75pt" fo:letter-spacing="normal" fo:font-style="normal" officeooo:rsid="002bc50b"/>
    </style:style>
    <style:style style:name="T19" style:family="text">
      <style:text-properties fo:font-variant="normal" fo:text-transform="none" fo:color="#000000" style:font-name="Courier" fo:font-size="7.75pt" fo:letter-spacing="normal" fo:font-style="normal" officeooo:rsid="002d44de"/>
    </style:style>
    <style:style style:name="T20" style:family="text">
      <style:text-properties fo:font-variant="normal" fo:text-transform="none" fo:color="#000000" style:font-name="Courier" fo:font-size="7.75pt" fo:letter-spacing="normal" fo:font-style="normal" fo:font-weight="normal" fo:background-color="#eeeeee" loext:char-shading-value="0" fo:padding="0cm" fo:border="none"/>
    </style:style>
    <style:style style:name="T21" style:family="text">
      <style:text-properties fo:font-variant="normal" fo:text-transform="none" fo:color="#000000" style:font-name="Courier" fo:font-size="7.75pt" fo:letter-spacing="normal" fo:font-style="normal" fo:font-weight="normal" fo:background-color="#dddddd" loext:char-shading-value="0" fo:padding="0cm" fo:border="none"/>
    </style:style>
    <style:style style:name="T22" style:family="text">
      <style:text-properties fo:font-variant="normal" fo:text-transform="none" fo:color="#000000" style:font-name="Courier" fo:font-size="7.75pt" fo:letter-spacing="normal" fo:font-style="normal" fo:font-weight="normal" officeooo:rsid="0029de38" fo:background-color="#dddddd" loext:char-shading-value="0" style:font-weight-asian="normal" style:font-weight-complex="normal" fo:padding="0cm" fo:border="none"/>
    </style:style>
    <style:style style:name="T23" style:family="text">
      <style:text-properties fo:font-variant="normal" fo:text-transform="none" fo:color="#000000" style:font-name="Courier" fo:font-size="7.75pt" fo:letter-spacing="normal" fo:font-style="normal" fo:font-weight="normal" officeooo:rsid="003c7b2c" fo:background-color="#dddddd" loext:char-shading-value="0" fo:padding="0cm" fo:border="none"/>
    </style:style>
    <style:style style:name="T24" style:family="text">
      <style:text-properties fo:font-variant="normal" fo:text-transform="none" fo:color="#000000" style:font-name="Courier" fo:font-size="7.75pt" fo:letter-spacing="normal" fo:font-style="normal" fo:font-weight="normal" officeooo:rsid="003fc218" fo:background-color="#dddddd" loext:char-shading-value="0" fo:padding="0cm" fo:border="none"/>
    </style:style>
    <style:style style:name="T25" style:family="text">
      <style:text-properties fo:font-variant="normal" fo:text-transform="none" fo:color="#000000" style:font-name="Courier" fo:font-size="7.75pt" fo:letter-spacing="normal" fo:font-style="normal" officeooo:rsid="003c6a25" fo:background-color="#dddddd" loext:char-shading-value="0" fo:padding="0cm" fo:border="none"/>
    </style:style>
    <style:style style:name="T26" style:family="text">
      <style:text-properties fo:font-variant="normal" fo:text-transform="none" fo:color="#000000" style:font-name="Open Sans" fo:font-size="9.89999961853027pt" fo:letter-spacing="normal" fo:font-style="normal" fo:font-weight="normal"/>
    </style:style>
    <style:style style:name="T27" style:family="text">
      <style:text-properties fo:font-variant="normal" fo:text-transform="none" fo:color="#1377c2" style:font-name="Open Sans" fo:font-size="9.89999961853027pt" fo:letter-spacing="normal" fo:font-style="normal" fo:font-weight="normal" fo:background-color="transparent" loext:char-shading-value="0"/>
    </style:style>
    <style:style style:name="T28" style:family="text">
      <style:text-properties fo:font-variant="normal" fo:text-transform="none" fo:color="#4078c0" style:text-line-through-style="none" style:text-line-through-type="none" style:font-name="Helvetica Neue" fo:font-size="11.3000001907349pt" fo:letter-spacing="normal" fo:font-style="normal" style:text-underline-style="none" fo:font-weight="normal" style:text-blinking="false" fo:background-color="transparent" loext:char-shading-value="0"/>
    </style:style>
    <style:style style:name="T29" style:family="text">
      <style:text-properties fo:font-variant="normal" fo:text-transform="none" fo:color="#333333" style:text-line-through-style="none" style:text-line-through-type="none" style:font-name="Consolas1" fo:font-size="9.19999980926514pt" fo:letter-spacing="normal" fo:font-style="normal" style:text-underline-style="none" fo:font-weight="normal" style:text-blinking="false" fo:background-color="transparent" loext:char-shading-value="0" fo:padding="0cm" fo:border="none"/>
    </style:style>
    <style:style style:name="T30" style:family="text">
      <style:text-properties fo:font-variant="normal" fo:text-transform="none" fo:color="#333333" style:font-name="Consolas1" fo:font-size="9.19999980926514pt" fo:letter-spacing="normal" fo:font-style="normal" fo:font-weight="normal" fo:background-color="transparent" loext:char-shading-value="0" fo:padding="0cm" fo:border="none"/>
    </style:style>
    <style:style style:name="T31" style:family="text">
      <style:text-properties fo:font-variant="normal" fo:text-transform="none" fo:color="#333333" style:font-name="Consolas1" fo:font-size="9.19999980926514pt" fo:letter-spacing="normal" fo:font-style="normal" fo:font-weight="normal" officeooo:rsid="002e66d0" fo:background-color="transparent" loext:char-shading-value="0" style:font-size-asian="10pt" style:font-size-complex="10pt" fo:padding="0cm" fo:border="none"/>
    </style:style>
    <style:style style:name="T32" style:family="text">
      <style:text-properties fo:font-variant="normal" fo:text-transform="none" fo:color="#333333" style:font-name="Consolas1" fo:font-size="9.19999980926514pt" fo:letter-spacing="normal" fo:font-style="normal" fo:font-weight="normal" fo:background-color="transparent" loext:char-shading-value="0" style:font-size-asian="10pt" style:font-size-complex="10pt" fo:padding="0cm" fo:border="none"/>
    </style:style>
    <style:style style:name="T33" style:family="text">
      <style:text-properties fo:font-variant="normal" fo:text-transform="none" fo:color="#333333" style:font-name="Consolas1" fo:font-size="9.19999980926514pt" fo:letter-spacing="normal" fo:font-style="normal" fo:font-weight="normal" officeooo:rsid="003997d3" fo:background-color="transparent" loext:char-shading-value="0" style:font-size-asian="10pt" style:font-size-complex="10pt" fo:padding="0cm" fo:border="none"/>
    </style:style>
    <style:style style:name="T34" style:family="text">
      <style:text-properties fo:font-variant="normal" fo:text-transform="none" fo:color="#333333" style:font-name="Consolas1" fo:font-size="9.19999980926514pt" fo:letter-spacing="normal" fo:font-style="normal" fo:font-weight="normal" officeooo:rsid="003a4f24" fo:background-color="transparent" loext:char-shading-value="0" style:font-size-asian="10pt" style:font-size-complex="10pt" fo:padding="0cm" fo:border="none"/>
    </style:style>
    <style:style style:name="T35" style:family="text">
      <style:text-properties fo:font-variant="normal" fo:text-transform="none" fo:color="#333333" style:font-name="Consolas1" fo:font-size="9.19999980926514pt" fo:letter-spacing="normal" fo:font-style="normal" fo:font-weight="normal" officeooo:rsid="003cb87b" fo:background-color="transparent" loext:char-shading-value="0" style:font-size-asian="10pt" style:font-size-complex="10pt" fo:padding="0cm" fo:border="none"/>
    </style:style>
    <style:style style:name="T36" style:family="text">
      <style:text-properties fo:font-variant="normal" fo:text-transform="none" style:font-name="Source Sans Pro" fo:font-size="16.9500007629395pt" fo:letter-spacing="normal" fo:font-style="normal" fo:font-weight="normal"/>
    </style:style>
    <style:style style:name="T37" style:family="text">
      <style:text-properties fo:font-variant="normal" fo:text-transform="none" style:font-name="inherit" fo:font-size="11.3000001907349pt" fo:letter-spacing="normal" fo:font-style="normal" fo:font-weight="normal"/>
    </style:style>
    <style:style style:name="T38" style:family="text">
      <style:text-properties fo:font-variant="normal" fo:text-transform="none" fo:color="#111111" style:font-name="Lato" fo:font-size="12.6999998092651pt" fo:letter-spacing="normal" fo:font-style="normal" fo:font-weight="normal" officeooo:rsid="0018403d"/>
    </style:style>
    <style:style style:name="T39" style:family="text">
      <style:text-properties fo:font-variant="normal" fo:text-transform="none" fo:color="#111111" style:font-name="Lato" fo:font-size="12.6999998092651pt" fo:letter-spacing="normal" fo:font-style="normal" fo:font-weight="normal" officeooo:rsid="003acc47"/>
    </style:style>
    <style:style style:name="T40" style:family="text">
      <style:text-properties fo:font-variant="normal" fo:text-transform="none" fo:color="#d0d0d0" fo:font-size="9.89999961853027pt" fo:letter-spacing="normal" fo:font-style="normal" fo:font-weight="normal" officeooo:rsid="002e66d0" fo:background-color="transparent" loext:char-shading-value="0" style:font-size-asian="10pt" style:font-size-complex="10pt" fo:padding="0cm" fo:border="none"/>
    </style:style>
    <style:style style:name="T41" style:family="text">
      <style:text-properties officeooo:rsid="002bc50b" style:font-weight-asian="normal" style:font-weight-complex="normal"/>
    </style:style>
    <style:style style:name="T42" style:family="text">
      <style:text-properties officeooo:rsid="002fdce2"/>
    </style:style>
    <style:style style:name="T43" style:family="text">
      <style:text-properties officeooo:rsid="0018403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49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0">Arquitetura</text:p>
      <text:p text:style-name="P60"/>
      <text:p text:style-name="P60"><draw:frame draw:style-name="fr1" draw:name="Image1" text:anchor-type="paragraph" svg:width="17cm" svg:height="5.038cm" draw:z-index="0"><draw:image xlink:href="Pictures/10000201000004780000015348DE28DB.png" xlink:type="simple" xlink:show="embed" xlink:actuate="onLoad"/></draw:frame></text:p>
      <text:p text:style-name="P58"/>
      <text:p text:style-name="P58">Ferramentas para o ambiente de desenvolvimento </text:p>
      <text:p text:style-name="P56"/>
      <text:p text:style-name="P56"><text:tab/>IDE</text:p>
      <text:p text:style-name="P56"><text:tab/><text:tab/><text:span text:style-name="T5">Atom</text:span></text:p>
      <text:p text:style-name="P56"><text:span text:style-name="T5"><text:tab/><text:tab/></text:span><text:span text:style-name="T9">Atom Packages </text:span><text:span text:style-name="T11">(angular2-snippets, angularjs-helper, atom-typescript, express-<text:tab/><text:tab/><text:tab/>complete, open-recent, terminal-plus)</text:span><text:span text:style-name="T5"><text:tab/></text:span></text:p>
      <text:p text:style-name="P56"><text:tab/>Back-End</text:p>
      <text:p text:style-name="P56"><text:tab/><text:tab/><text:span text:style-name="T5">Express</text:span> - <text:span text:style-name="T3">Framework web para Node.js</text:span></text:p>
      <text:p text:style-name="P56"><text:span text:style-name="T3"><text:tab/><text:tab/></text:span><text:span text:style-name="T7">Swagger</text:span><text:span text:style-name="T3"> - Especificador de API </text:span>REST</text:p>
      <text:p text:style-name="P56"><text:tab/>Front-End</text:p>
      <text:p text:style-name="P56"><text:tab/><text:tab/>Angular 2 (TypeScript)</text:p>
      <text:p text:style-name="P57"><text:tab/><text:tab/><text:span text:style-name="T3">Componentes de Interface Gráfica (UI)</text:span></text:p>
      <text:p text:style-name="P56"><text:tab/><text:tab/><text:tab/><text:span text:style-name="T5">Bootstrap</text:span></text:p>
      <text:p text:style-name="P45"><text:tab/><text:tab/><text:tab/><text:span text:style-name="T5">Sass</text:span> – Geração de CSS </text:p>
      <text:p text:style-name="P45"><text:tab/><text:tab/><text:tab/>gulp-sass plugin</text:p>
      <text:p text:style-name="P45"><text:tab/><text:tab/><text:tab/>gulp-autoprefixer</text:p>
      <text:p text:style-name="P45"><text:tab/><text:tab/><text:tab/>gulp-sourcemaps – geração de source-maps</text:p>
      <text:p text:style-name="P56"><text:tab/></text:p>
      <text:p text:style-name="P58">Ferramentas de produtividade do time de desenvolvimento</text:p>
      <text:p text:style-name="P58"/>
      <text:p text:style-name="P43"><text:tab/><text:span text:style-name="T7">Gulp</text:span><text:span text:style-name="T3"> - Ferramentas de automatização de build / task-runner</text:span></text:p>
      <text:p text:style-name="P43"><text:tab/><text:span text:style-name="T6">BrowserSync</text:span></text:p>
      <text:p text:style-name="P45"><text:tab/><text:span text:style-name="T6">Wiredep</text:span><text:span text:style-name="T4"> – Resolve o problema de adição de scripts/estilos quando uma nova dependencia é <text:tab/>adicionada ao projeto, principalmente na página index.</text:span></text:p>
      <text:p text:style-name="P45"><text:tab/><text:span text:style-name="T6">Gulp-inject </text:span><text:span text:style-name="T4">– É um plugin de injeção de referência para gulp, realizando uma edição <text:tab/>automática do index</text:span></text:p>
      <text:p text:style-name="P42"><text:tab/><text:span text:style-name="T8">Batarangle</text:span><text:span text:style-name="T15"> – É uma extensão do google chrome dev tools para debugar aplicações angular</text:span></text:p>
      <text:p text:style-name="P42"/>
      <text:p text:style-name="P58">Ferramentas de QA (Garantia da Qualidade)</text:p>
      <text:p text:style-name="P58"/>
      <text:p text:style-name="P56"><text:tab/><text:span text:style-name="T6">JsHint</text:span></text:p>
      <text:p text:style-name="P49"><text:tab/><text:span text:style-name="T5">JSCS</text:span></text:p>
      <text:p text:style-name="P46"/>
      <text:p text:style-name="P59">Ferramentas de Teste</text:p>
      <text:p text:style-name="P59"/>
      <text:p text:style-name="P51"><text:tab/>Teste unitário - <text:span text:style-name="T5">Jasmine</text:span></text:p>
      <text:p text:style-name="P51"><text:soft-page-break/><text:tab/>Teste funcional - <text:span text:style-name="T5">Protactor</text:span> </text:p>
      <text:p text:style-name="P51"><text:tab/>Assertion framework – <text:span text:style-name="T5">Chai</text:span> (suporta notação TDD e BDD) </text:p>
      <text:p text:style-name="P51"><text:tab/>Mocking/Stubing framework</text:p>
      <text:p text:style-name="P51"><text:tab/><text:tab/><text:span text:style-name="T5">Mocha</text:span> – framework de testes para node.js</text:p>
      <text:p text:style-name="P51"><text:tab/><text:tab/><text:span text:style-name="T5">Sinon</text:span> – Integra Mocha + Chai</text:p>
      <text:p text:style-name="P51"><text:tab/>Test-runner – <text:span text:style-name="T5">Karma</text:span></text:p>
      <text:p text:style-name="P44"><text:tab/></text:p>
      <text:p text:style-name="P59">Ferramentas de otimização d<text:span text:style-name="T13">o</text:span> tempo de build/<text:span text:style-name="T14">cache</text:span></text:p>
      <text:p text:style-name="P59"/>
      <text:p text:style-name="P53"><text:tab/><text:span text:style-name="T5">UglifyJS</text:span> – É um toolkit para minificar, comprimir e realizar parser Javascript</text:p>
      <text:p text:style-name="P53"><text:tab/><text:span text:style-name="T5">CSSO</text:span> - É um toolkit para minificar, comprimir e realizar parser CSS</text:p>
      <text:p text:style-name="P53"><text:tab/><text:span text:style-name="T5">HTML</text:span> <text:span text:style-name="T5">Min</text:span> - É um toolkit para minificar, comprimir e realizar parser HTML</text:p>
      <text:p text:style-name="P53"><text:tab/><text:span text:style-name="T5">TemplateCache</text:span> – Concatena e registra templates AngularJS em cache</text:p>
      <text:p text:style-name="P50"/>
      <text:p text:style-name="P50"/>
      <text:p text:style-name="P52"/>
      <text:p text:style-name="P52"/>
      <text:p text:style-name="P52"/>
      <text:p text:style-name="P48">Ferramentas</text:p>
      <text:p text:style-name="P55"/>
      <text:p text:style-name="P35">TypeScript (Angular 2)</text:p>
      <text:p text:style-name="P35"/>
      <text:p text:style-name="P35">DefinitelyTyped – Permite o compilador TypeScript reconhecer o tipo esperado</text:p>
      <text:p text:style-name="P35"/>
      <text:p text:style-name="P35">Transpilador – Converte, compila um código-fonte em outro. A maioria dos browsers suportam somente ECMAScript 5. Então é necessário transpilar o código escrito em ES6 ou TypeScript para ES5. Angular usa compiladores Babel, Traceur e TypeScript Compiler</text:p>
      <text:p text:style-name="P35"/>
      <text:p text:style-name="P35">SystemJS – Carregador de módulo universal criado em ES6 ou CommonJS</text:p>
      <text:p text:style-name="P35"/>
      <text:p text:style-name="P35">Node.js – É um engine javascript do chrome que inclui um framework e um ambiente runtime para executar código javascript no servidor.</text:p>
      <text:p text:style-name="P35"/>
      <text:p text:style-name="P35">npm – Gerenciador d<text:span text:style-name="T2">e dependências javascript relacionadas a build</text:span></text:p>
      <text:p text:style-name="P27"/>
      <text:p text:style-name="P37"><text:span text:style-name="T43">jspm – Gerenciador de dependências javascript do app que integra o SystemJS, otimizando a carga dos módulos [permite carregar módulos javascript em diferentes formatos (ES6, CommonJS, AMD e global); tem suporte ao ES6+ out-of-box; </text:span><text:span text:style-name="T38">é mais fácil preparar seus arquivos para produção</text:span><text:span text:style-name="T39">]</text:span></text:p>
      <text:p text:style-name="P27"/>
      <text:p text:style-name="P27"/>
      <text:p text:style-name="P27">gulp – É um task runner na qual se configura as tarefas em código javascript, podendo ser debugado.</text:p>
      <text:p text:style-name="P27"/>
      <text:p text:style-name="P27">Jslint, eslint – São ferramentas de qualidade de código. São analisadores de código que procuram padrões problemáticos em javascript ou documentos JSON mal formados.</text:p>
      <text:p text:style-name="P27"/>
      <text:p text:style-name="P29"><text:span text:style-name="T4">JSCS</text:span> – Ferramenta para <text:span text:style-name="T4">checar </text:span>estilo de codificação</text:p>
      <text:p text:style-name="P41"/>
      <text:p text:style-name="P27">Tslint - É uma ferramenta de qualidade de código para TypeScript para garantir padrões e estilos de codificação.</text:p>
      <text:p text:style-name="P27"/>
      <text:p text:style-name="P27"><text:soft-page-break/>Minifiers – <text:span text:style-name="T1">Compacta arquivos js, removendo comentários, quebras de linha e torna nomes de variáveis mais curtas. Esse processo também pode ser aplicado a HTML, CSS e arquivos de imagens (html minimification)</text:span></text:p>
      <text:p text:style-name="P27"/>
      <text:p text:style-name="P29">Bundlers – Combina múltiplos arquivos e suas dependências em um único arquivo.</text:p>
      <text:p text:style-name="P29"/>
      <text:p text:style-name="P29">Framework de teste – Jasmine, Protactor e Karma Test Runner</text:p>
      <text:p text:style-name="P29"/>
      <text:p text:style-name="P29">Ambiente de desenvolvimento – Chrome Developer Tools, Atom</text:p>
      <text:p text:style-name="P29"/>
      <text:p text:style-name="P30">BrowserSync – É um servidor web de desenvolvimento que realiza reloadings automaticamente e sincroniza browsers con<text:span text:style-name="T4">e</text:span>ctados. <text:span text:style-name="T4">Ajuda nos testes de suporte a browsers.</text:span></text:p>
      <text:p text:style-name="P52"/>
      <text:p text:style-name="P54"><text:tab/><text:span text:style-name="T15">Batarangle – É uma extensão do google chrome dev tools para debugar aplicações angular</text:span></text:p>
      <text:p text:style-name="P52"/>
      <text:p text:style-name="P52"/>
      <text:p text:style-name="P47">Ref<text:span text:style-name="T10">erência</text:span>s:</text:p>
      <text:p text:style-name="P40"/>
      <text:p text:style-name="P61"><text:a xlink:type="simple" xlink:href="https://www.draw.io/" text:style-name="Internet_20_link" text:visited-style-name="Visited_20_Internet_20_Link">https://www.draw.io/</text:a></text:p>
      <text:p text:style-name="P61">http://swagger.io/</text:p>
      <text:p text:style-name="P40"><text:a xlink:type="simple" xlink:href="https://yakovfain.com/2015/07/04/a-toolbox-of-the-angular-2-developer/" text:style-name="Internet_20_link" text:visited-style-name="Visited_20_Internet_20_Link">https://yakovfain.com/2015/07/04/a-toolbox-of-the-angular-2-developer/</text:a></text:p>
      <text:p text:style-name="P45"><text:a xlink:type="simple" xlink:href="https://github.com/swirlycheetah/generator-angular2" text:style-name="Internet_20_link" text:visited-style-name="Visited_20_Internet_20_Link">https://github.com/swirlycheetah/generator-angular2</text:a></text:p>
      <text:p text:style-name="P61">http://blog.keithcirkel.co.uk/how-to-use-npm-as-a-build-tool/</text:p>
      <text:p text:style-name="P55"><text:a xlink:type="simple" xlink:href="http://www.telerik.com/blogs/angularjs-developer-tools-list" text:style-name="Internet_20_link" text:visited-style-name="Visited_20_Internet_20_Link">http://www.telerik.com/blogs/angularjs-developer-tools-list</text:a></text:p>
      <text:p text:style-name="P26"><text:a xlink:type="simple" xlink:href="https://github.com/jonschlinkert/gulp-htmlmin" text:style-name="Internet_20_link" text:visited-style-name="Visited_20_Internet_20_Link">https://github.com/jonschlinkert/gulp-htmlmin</text:a></text:p>
      <text:p text:style-name="P26"><text:a xlink:type="simple" xlink:href="https://www.npmjs.com/package/gulp-csso" text:style-name="Internet_20_link" text:visited-style-name="Visited_20_Internet_20_Link">https://www.npmjs.com/package/gulp-csso</text:a></text:p>
      <text:p text:style-name="P26">https://github.com/mishoo/UglifyJS</text:p>
      <text:p text:style-name="P26"><text:a xlink:type="simple" xlink:href="https://www.npmjs.com/package/gulp-angular-templatecache" text:style-name="Internet_20_link" text:visited-style-name="Visited_20_Internet_20_Link">https://www.npmjs.com/package/gulp-angular-templatecache</text:a></text:p>
      <text:p text:style-name="P26">https://github.com/karma-runner/karma</text:p>
      <text:p text:style-name="P26">https://github.com/sinonjs/sinon</text:p>
      <text:p text:style-name="P26"><text:a xlink:type="simple" xlink:href="https://github.com/jasmine/jasmine" text:style-name="Internet_20_link" text:visited-style-name="Visited_20_Internet_20_Link">https://github.com/jasmine/jasmine</text:a></text:p>
      <text:p text:style-name="P26">https://github.com/mochajs/mocha</text:p>
      <text:p text:style-name="P26"><text:a xlink:type="simple" xlink:href="https://github.com/jscs-dev/node-jscs/" text:style-name="Internet_20_link" text:visited-style-name="Visited_20_Internet_20_Link">https://github.com/jscs-dev/node-jscs/</text:a></text:p>
      <text:p text:style-name="P26">https://github.com/jshint/jshint</text:p>
      <text:p text:style-name="P26"><text:a xlink:type="simple" xlink:href="https://www.npmjs.com/package/gulp-inject" text:style-name="Internet_20_link" text:visited-style-name="Visited_20_Internet_20_Link">https://www.npmjs.com/package/gulp-inject</text:a></text:p>
      <text:p text:style-name="P26">https://github.com/taptapship/wiredep</text:p>
      <text:p text:style-name="P26">https://github.com/browsersync/browser-sync</text:p>
      <text:p text:style-name="P26"><text:a xlink:type="simple" xlink:href="https://github.com/floridoo/gulp-sourcemaps" text:style-name="Internet_20_link" text:visited-style-name="Visited_20_Internet_20_Link">https://github.com/floridoo/gulp-sourcemaps</text:a></text:p>
      <text:p text:style-name="P26">https://www.npmjs.com/package/gulp-autoprefixer</text:p>
      <text:p text:style-name="P26"><text:a xlink:type="simple" xlink:href="https://www.npmjs.com/package/gulp-sass" text:style-name="Internet_20_link" text:visited-style-name="Visited_20_Internet_20_Link">https://www.npmjs.com/package/gulp-sass</text:a></text:p>
      <text:p text:style-name="P26">https://github.com/gulpjs/gulp</text:p>
      <text:p text:style-name="P31"><text:a xlink:type="simple" xlink:href="https://github.com/strongloop/expressjs.com" text:style-name="Internet_20_link" text:visited-style-name="Visited_20_Internet_20_Link">https://github.com/strongloop/expressjs.com</text:a></text:p>
      <text:p text:style-name="P63">https://github.com/dsebastien/midnightLightV2/blob/master/app/styles/README.md</text:p>
      <text:p text:style-name="P32"/>
      <text:p text:style-name="P34"><text:span text:style-name="T12">1) Download </text:span><text:span text:style-name="Source_20_Text"><text:span text:style-name="T16">https://npmjs.org/install.sh</text:span></text:span></text:p>
      <text:p text:style-name="P32">2) Acessa o diretorio e:</text:p>
      <text:p text:style-name="P32"><text:tab/>sudo chmod 777 install.sh</text:p>
      <text:p text:style-name="P32"><text:tab/>sudo chmod +x install.sh</text:p>
      <text:p text:style-name="P32">3) sudo ./install.sh</text:p>
      <text:p text:style-name="P32"/>
      <text:p text:style-name="P32"/>
      <text:p text:style-name="P33"><text:span text:style-name="T41">1) </text:span><text:span text:style-name="T17">cd /usr/local/src curl </text:span><text:span text:style-name="T18">ou </text:span><text:span text:style-name="T19">sudo </text:span><text:span text:style-name="T18">mkdir /usr/local/src -p</text:span></text:p>
      <text:p text:style-name="P33"><text:span text:style-name="T19">sudo </text:span><text:span text:style-name="T18">curl </text:span><text:span text:style-name="T17">--remote-name </text:span><text:a xlink:type="simple" xlink:href="http://nodejs.org/dist/latest/node-v5.7.0.tar.gz" text:style-name="Internet_20_link" text:visited-style-name="Visited_20_Internet_20_Link"><text:span text:style-name="T19">http://nodejs.org/dist/latest/node-v5.7.0.tar.gz</text:span></text:a></text:p>
      <text:p text:style-name="P36"><text:soft-page-break/></text:p>
      <text:h text:style-name="P38" text:outline-level="3"><text:bookmark text:name="get-the-code"/>Get the Code</text:h>
      <text:p text:style-name="P20"><text:span text:style-name="T26">Switch to </text:span><text:span text:style-name="Source_20_Text"><text:span text:style-name="T20">/usr/local/src</text:span></text:span><text:span text:style-name="T26"> and download the pre-compiled binaries.</text:span></text:p>
      <text:p text:style-name="P10"><text:span text:style-name="Source_20_Text"><text:span text:style-name="T21">cd /usr/local/src</text:span></text:span></text:p>
      <text:p text:style-name="P39"><text:span text:style-name="Source_20_Text"><text:span text:style-name="T21">curl --remote-name http://nodejs.org/dist/v5.5.0/node-v5.5.0-darwin-x64.tar.gz</text:span></text:span></text:p>
      <text:h text:style-name="P1" text:outline-level="3"><text:bookmark text:name="install"/>Install</text:h>
      <text:p text:style-name="P20"><text:span text:style-name="T26">Unpack the binaries into </text:span><text:span text:style-name="Source_20_Text"><text:span text:style-name="T20">/usr/local</text:span></text:span><text:span text:style-name="T26">.</text:span></text:p>
      <text:p text:style-name="P2"><text:span text:style-name="Source_20_Text"><text:span text:style-name="T21">tar -zxvf node-v5.5.0-darwin-x64.tar.gz -C ..</text:span></text:span></text:p>
      <text:p text:style-name="P20"><text:span text:style-name="T26">Create a symbolic link to </text:span><text:span text:style-name="Source_20_Text"><text:span text:style-name="T20">/usr/local/node</text:span></text:span><text:span text:style-name="T26">.</text:span></text:p>
      <text:p text:style-name="P2"><text:span text:style-name="Source_20_Text"><text:span text:style-name="T21">ln -s node-v5.5.0-darwin-x64 /usr/local/node</text:span></text:span></text:p>
      <text:h text:style-name="P1" text:outline-level="3"><text:bookmark text:name="shell"/>Shell</text:h>
      <text:p text:style-name="P20"><text:span text:style-name="T26">Execute the following lines to update your </text:span><text:a xlink:type="simple" xlink:href="http://en.wikipedia.org/wiki/Bash_%28Unix_shell%29" text:style-name="Internet_20_link" text:visited-style-name="Visited_20_Internet_20_Link"><text:span text:style-name="T27">Bash</text:span></text:a><text:span text:style-name="T26"> startup script.</text:span></text:p>
      <text:p text:style-name="P10"><text:span text:style-name="Source_20_Text"><text:span text:style-name="T21">echo 'export PATH=/usr/local/node/bin:$PATH' &gt;&gt; ~/.bash_profile</text:span></text:span></text:p>
      <text:p text:style-name="P39"><text:span text:style-name="Source_20_Text"><text:span text:style-name="T21">echo 'export MANPATH=/usr/local/node/share/man:$MANPATH' &gt;&gt; ~/.bash_profile</text:span></text:span></text:p>
      <text:p text:style-name="P21">Load the new shell configurations.</text:p>
      <text:p text:style-name="P2"><text:span text:style-name="Source_20_Text"><text:span text:style-name="T21">source ~/.bash_profile</text:span></text:span></text:p>
      <text:p text:style-name="P28"/>
      <text:p text:style-name="P13"/>
      <text:p text:style-name="P14">Tarefas:</text:p>
      <text:p text:style-name="P14"/>
      <text:p text:style-name="P14">- Construir um HTTP server com live reloading e sincronização cross-device (BrowserSync) configurar suporte a CORS</text:p>
      <text:p text:style-name="P14"/>
      <text:p text:style-name="P14">- Verificar mecanismo de detecção de mudança que automagicamente:</text:p>
      <text:p text:style-name="P14"><text:tab/>- transpile TypeStript em Esx</text:p>
      <text:p text:style-name="P14"><text:tab/>- <text:span text:style-name="T42">checa qualidade/estilo de código Javascript/TypeScript e relata no console sem interromper <text:tab/>a build</text:span></text:p>
      <text:p text:style-name="P14"><text:tab/></text:p>
      <text:p text:style-name="P14">- <text:span text:style-name="T42">Procedimento de criação de um bundle de produção</text:span></text:p>
      <text:p text:style-name="P14">- <text:span text:style-name="T42">Criação de um bundle CSS</text:span></text:p>
      <text:p text:style-name="P14">- <text:span text:style-name="T42">Minificação e otimização de CSS</text:span></text:p>
      <text:p text:style-name="P15">- <text:span text:style-name="T42">Criação de um bundle JS</text:span></text:p>
      <text:p text:style-name="P15">- <text:span text:style-name="T42">Minificação e otimização de JS</text:span></text:p>
      <text:p text:style-name="P15">- <text:span text:style-name="T42">Minificação de HTML</text:span></text:p>
      <text:p text:style-name="P15">- <text:span text:style-name="T42">Otimização de imagens</text:span></text:p>
      <text:p text:style-name="P14"/>
      <text:p text:style-name="P14"><text:soft-page-break/><text:tab/></text:p>
      <text:p text:style-name="P22"/>
      <text:p text:style-name="P24">https://github.com/jspm/jspm-cli/blob/master/docs/getting-started.md</text:p>
      <text:p text:style-name="P22"/>
      <text:p text:style-name="P23">https://github.com/jspm/jspm-cli/blob/master/docs/production-workflows.md</text:p>
      <text:p text:style-name="P22">There are three main workflows for production:</text:p>
      <text:list xml:id="list3101914507514692466" text:style-name="L1">
        <text:list-item>
          <text:p text:style-name="P64"><text:a xlink:type="simple" xlink:href="https://github.com/jspm/jspm-cli/blob/master/docs/production-workflows.md#creating-a-bundle" text:style-name="Internet_20_link" text:visited-style-name="Visited_20_Internet_20_Link"><text:span text:style-name="T28">Compile into a bundle</text:span></text:a></text:p>
          <text:list>
            <text:list-header>
              <text:p text:style-name="P62"><text:span text:style-name="Source_20_Text"><text:span text:style-name="T29">jspm bundle app/main build.js</text:span></text:span></text:p>
            </text:list-header>
          </text:list>
        </text:list-item>
        <text:list-item>
          <text:p text:style-name="P64"><text:a xlink:type="simple" xlink:href="https://github.com/jspm/jspm-cli/blob/master/docs/production-workflows.md#creating-a-self-executing-bundle" text:style-name="Internet_20_link" text:visited-style-name="Visited_20_Internet_20_Link"><text:span text:style-name="T28">Create a self-executing bundle</text:span></text:a></text:p>
          <text:list>
            <text:list-header>
              <text:p text:style-name="P62"><text:span text:style-name="Source_20_Text"><text:span text:style-name="T29">jspm bundle-sfx app/main.js app.js</text:span></text:span></text:p>
            </text:list-header>
          </text:list>
        </text:list-item>
        <text:list-item>
          <text:p text:style-name="P64"><text:a xlink:type="simple" xlink:href="https://github.com/jspm/jspm-cli/blob/master/docs/production-workflows.md#creating-a-dependency-cache" text:style-name="Internet_20_link" text:visited-style-name="Visited_20_Internet_20_Link"><text:span text:style-name="T28">Cache the dependency tree for flat multiplexing via SPDY / HTTP2</text:span></text:a></text:p>
        </text:list-item>
      </text:list>
      <text:p text:style-name="P14"/>
      <text:p text:style-name="P18">Verificar ferramenta de teste <text:span text:style-name="T36">instanbul (ferramenta de cobertura de codigo)</text:span></text:p>
      <text:p text:style-name="P25"><text:span text:style-name="T37">build_test: builds ES6, then CommonJS, then runs the tests with </text:span><text:span text:style-name="Source_20_Text"><text:span text:style-name="T16">jasmine</text:span></text:span></text:p>
      <text:list xml:id="list324890802005711489" text:style-name="L2">
        <text:list-item>
          <text:p text:style-name="P65"><text:span text:style-name="T37">build_perf: builds ES6, CommonJS, then global, then runs the performance tests with </text:span><text:span text:style-name="Source_20_Text"><text:span text:style-name="T16">protractor</text:span></text:span></text:p>
        </text:list-item>
        <text:list-item>
          <text:p text:style-name="P65"><text:span text:style-name="T37">build_docs: generates API documentation from </text:span><text:span text:style-name="Source_20_Text"><text:span text:style-name="T16">dist/es6</text:span></text:span><text:span text:style-name="T37"> to </text:span><text:span text:style-name="Source_20_Text"><text:span text:style-name="T16">dist/docs</text:span></text:span></text:p>
        </text:list-item>
        <text:list-item>
          <text:p text:style-name="P65"><text:span text:style-name="T37">build_cover: runs </text:span><text:span text:style-name="Source_20_Text"><text:span text:style-name="T16">istanbul</text:span></text:span><text:span text:style-name="T37"> code coverage against test cases</text:span></text:p>
        </text:list-item>
        <text:list-item>
          <text:p text:style-name="P65"><text:span text:style-name="T37">test: runs tests with </text:span><text:span text:style-name="Source_20_Text"><text:span text:style-name="T16">jasmine</text:span></text:span><text:span text:style-name="T37">, must have built prior to running.</text:span></text:p>
        </text:list-item>
        <text:list-item>
          <text:p text:style-name="P66">tests2png: generates PNG marble diagrams from test cases.</text:p>
        </text:list-item>
      </text:list>
      <text:p text:style-name="P19"/>
      <text:p text:style-name="P19"/>
      <text:p text:style-name="P14"/>
      <text:p text:style-name="P11"><text:span text:style-name="Source_20_Text"><text:span text:style-name="T30">npm install jspm --save-dev</text:span></text:span></text:p>
      <text:p text:style-name="P17"><text:span text:style-name="Source_20_Text"><text:span text:style-name="T32">jspm install typescript --dev </text:span></text:span><text:span text:style-name="Source_20_Text"><text:span text:style-name="T33">typings</text:span></text:span><text:span text:style-name="Source_20_Text"><text:span text:style-name="T32"> </text:span></text:span><text:span text:style-name="Source_20_Text"><text:span text:style-name="T35">–</text:span></text:span><text:span text:style-name="Source_20_Text"><text:span text:style-name="T32">dev <text:s text:c="2"/></text:span></text:span></text:p>
      <text:p text:style-name="P16"><text:span text:style-name="Source_20_Text"><text:span text:style-name="T32">jspm install angular2 --dev</text:span></text:span></text:p>
      <text:p text:style-name="P8"><text:span text:style-name="Source_20_Text"><text:span text:style-name="T32">jspm install </text:span></text:span><text:span text:style-name="Source_20_Text"><text:span text:style-name="T33">concurrently</text:span></text:span><text:span text:style-name="Source_20_Text"><text:span text:style-name="T32"> --dev</text:span></text:span></text:p>
      <text:p text:style-name="P8"><text:span text:style-name="Source_20_Text"><text:span text:style-name="T32">jspm install </text:span></text:span><text:span text:style-name="Source_20_Text"><text:span text:style-name="T33">node.js</text:span></text:span><text:span text:style-name="Source_20_Text"><text:span text:style-name="T32"> --dev</text:span></text:span></text:p>
      <text:p text:style-name="P8"><text:span text:style-name="Source_20_Text"><text:span text:style-name="T32">jspm install </text:span></text:span><text:span text:style-name="Source_20_Text"><text:span text:style-name="T33">concurrently</text:span></text:span><text:span text:style-name="Source_20_Text"><text:span text:style-name="T32"> --dev</text:span></text:span></text:p>
      <text:p text:style-name="P8"><text:span text:style-name="Source_20_Text"><text:span text:style-name="T32">jspm install </text:span></text:span><text:span text:style-name="Source_20_Text"><text:span text:style-name="T33">typings</text:span></text:span><text:span text:style-name="Source_20_Text"><text:span text:style-name="T32"> –-dev</text:span></text:span></text:p>
      <text:p text:style-name="P9"><text:span text:style-name="Source_20_Text"><text:span text:style-name="T34">jspm install npm:nodemon --dev</text:span></text:span></text:p>
      <text:p text:style-name="P5"><text:span text:style-name="Source_20_Text"><text:span text:style-name="T31">npm run typings -- install jasmine --ambient –save</text:span></text:span></text:p>
      <text:p text:style-name="P5"><text:span text:style-name="Source_20_Text"><text:span text:style-name="T40">jspm bundle-sfx app.jsx! app.js --skip-source-maps --minify</text:span></text:span></text:p>
      <text:p text:style-name="P5"><text:span text:style-name="Source_20_Text"><text:span text:style-name="T31"/></text:span></text:p>
      <text:p text:style-name="P7"><text:soft-page-break/><text:span text:style-name="Source_20_Text"><text:span text:style-name="T21"/></text:span></text:p>
      <text:p text:style-name="P6"><text:span text:style-name="Source_20_Text"><text:span text:style-name="T25">npm WARN angular2@2.0.0-beta.8 requires a peer of es6-shim@^0.33.3 but none was installed.</text:span></text:span></text:p>
      <text:p text:style-name="P6"><text:span text:style-name="Source_20_Text"><text:span text:style-name="T25">npm WARN angular2@2.0.0-beta.8 requires a peer of reflect-metadata@0.1.2 but none was installed.</text:span></text:span></text:p>
      <text:p text:style-name="P6"><text:span text:style-name="Source_20_Text"><text:span text:style-name="T25">npm WARN angular2@2.0.0-beta.8 requires a peer of rxjs@5.0.0-beta.2 but none was installed.</text:span></text:span></text:p>
      <text:p text:style-name="P6"><text:span text:style-name="Source_20_Text"><text:span text:style-name="T25">npm WARN angular2@2.0.0-beta.8 requires a peer of zone.js@0.5.15 but none was installed.</text:span></text:span></text:p>
      <text:p text:style-name="P2"><text:span text:style-name="Source_20_Text"><text:span text:style-name="T22"/></text:span></text:p>
      <text:p text:style-name="P3"><text:span text:style-name="Source_20_Text"><text:span text:style-name="T23">npm install jspm --save-dev</text:span></text:span></text:p>
      <text:p text:style-name="P3"><text:span text:style-name="Source_20_Text"><text:span text:style-name="T23">jspm install reflect-metadata --dev zone.js --dev es6-shim –dev</text:span></text:span></text:p>
      <text:p text:style-name="P3"><text:span text:style-name="Source_20_Text"><text:span text:style-name="T23"/></text:span></text:p>
      <text:p text:style-name="P3"><text:span text:style-name="Source_20_Text"><text:span text:style-name="T23"/></text:span></text:p>
      <text:p text:style-name="P4"><text:span text:style-name="Source_20_Text"><text:span text:style-name="T24">SystemJS.config({</text:span></text:span></text:p>
      <text:p text:style-name="P4"><text:span text:style-name="Source_20_Text"><text:span text:style-name="T24"><text:s text:c="2"/>packageConfigPaths: [</text:span></text:span></text:p>
      <text:p text:style-name="P4"><text:span text:style-name="Source_20_Text"><text:span text:style-name="T24"><text:s text:c="4"/>"github:*/*.json",</text:span></text:span></text:p>
      <text:p text:style-name="P4"><text:span text:style-name="Source_20_Text"><text:span text:style-name="T24"><text:s text:c="4"/>"npm:@*/*.json",</text:span></text:span></text:p>
      <text:p text:style-name="P4"><text:span text:style-name="Source_20_Text"><text:span text:style-name="T24"><text:s text:c="4"/>"npm:*.json"</text:span></text:span></text:p>
      <text:p text:style-name="P4"><text:span text:style-name="Source_20_Text"><text:span text:style-name="T24"><text:s text:c="2"/>],</text:span></text:span></text:p>
      <text:p text:style-name="P4"><text:span text:style-name="Source_20_Text"><text:span text:style-name="T24"><text:s text:c="2"/>transpiler: "plugin-typescript",</text:span></text:span></text:p>
      <text:p text:style-name="P4"><text:span text:style-name="Source_20_Text"><text:span text:style-name="T24"/></text:span></text:p>
      <text:p text:style-name="P4"><text:span text:style-name="Source_20_Text"><text:span text:style-name="T24"><text:s text:c="2"/>map: {</text:span></text:span></text:p>
      <text:p text:style-name="P4"><text:span text:style-name="Source_20_Text"><text:span text:style-name="T24"><text:s text:c="4"/>"plugin-typescript": "github:frankwallis/plugin-typescript@4.0.2"</text:span></text:span></text:p>
      <text:p text:style-name="P4"><text:span text:style-name="Source_20_Text"><text:span text:style-name="T24"><text:s text:c="2"/>},</text:span></text:span></text:p>
      <text:p text:style-name="P4"><text:span text:style-name="Source_20_Text"><text:span text:style-name="T24"/></text:span></text:p>
      <text:p text:style-name="P4"><text:span text:style-name="Source_20_Text"><text:span text:style-name="T24"><text:s text:c="2"/>packages: {</text:span></text:span></text:p>
      <text:p text:style-name="P4"><text:soft-page-break/><text:span text:style-name="Source_20_Text"><text:span text:style-name="T24"><text:s text:c="4"/>"ex01": {</text:span></text:span></text:p>
      <text:p text:style-name="P4"><text:span text:style-name="Source_20_Text"><text:span text:style-name="T24"><text:s text:c="6"/>"main": "ex01.js"</text:span></text:span></text:p>
      <text:p text:style-name="P4"><text:span text:style-name="Source_20_Text"><text:span text:style-name="T24"><text:s text:c="4"/>},</text:span></text:span></text:p>
      <text:p text:style-name="P4"><text:span text:style-name="Source_20_Text"><text:span text:style-name="T24"><text:s text:c="4"/>"github:frankwallis/plugin-typescript@4.0.2": {</text:span></text:span></text:p>
      <text:p text:style-name="P4"><text:span text:style-name="Source_20_Text"><text:span text:style-name="T24"><text:s text:c="6"/>"map": {</text:span></text:span></text:p>
      <text:p text:style-name="P4"><text:span text:style-name="Source_20_Text"><text:span text:style-name="T24"><text:s text:c="8"/>"typescript": "npm:typescript@1.8.7"</text:span></text:span></text:p>
      <text:p text:style-name="P4"><text:span text:style-name="Source_20_Text"><text:span text:style-name="T24"><text:s text:c="6"/>}</text:span></text:span></text:p>
      <text:p text:style-name="P4"><text:span text:style-name="Source_20_Text"><text:span text:style-name="T24"><text:s text:c="4"/>}</text:span></text:span></text:p>
      <text:p text:style-name="P4"><text:span text:style-name="Source_20_Text"><text:span text:style-name="T24"><text:s text:c="2"/>}</text:span></text:span></text:p>
      <text:p text:style-name="P4"><text:span text:style-name="Source_20_Text"><text:span text:style-name="T24">});</text:span></text:span></text:p>
      <text:p text:style-name="P36"/>
      <text:p text:style-name="P36"/>
      <text:p text:style-name="P3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nsolas1" svg:font-family="Consolas, 'Liberation Mono', Menlo, Courier, monospace"/>
    <style:font-face style:name="Consolas" svg:font-family="Consolas, 'Liberation Mono', Menlo, Monaco, Courier, monospace"/>
    <style:font-face style:name="Courier" svg:font-family="Courier, 'Courier New', monospace"/>
    <style:font-face style:name="Droid Serif" svg:font-family="'Droid Serif', serif"/>
    <style:font-face style:name="Helvetica Neue" svg:font-family="'Helvetica Neue', Helvetica, 'Segoe UI', Arial, freesans, sans-serif, 'Apple Color Emoji', 'Segoe UI Emoji', 'Segoe UI Symbol'"/>
    <style:font-face style:name="Lato" svg:font-family="Lato, 'Helvetica Neue', Helvetica, Arial, sans-serif"/>
    <style:font-face style:name="Open Sans" svg:font-family="'Open Sans', sans-serif"/>
    <style:font-face style:name="Source Sans Pro" svg:font-family="'Source Sans Pro', 'Lucida Grande', sans-serif"/>
    <style:font-face style:name="inherit" svg:font-family="inherit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9T10:42:33.140834000</meta:creation-date>
    <dc:date>2016-03-15T14:23:35.808252000</dc:date>
    <meta:editing-duration>P5DT23H56M58S</meta:editing-duration>
    <meta:editing-cycles>28</meta:editing-cycles>
    <meta:generator>LibreOffice/4.4.3.2$MacOSX_X86_64 LibreOffice_project/88805f81e9fe61362df02b9941de8e38a9b5fd16</meta:generator>
    <meta:document-statistic meta:table-count="0" meta:image-count="1" meta:object-count="0" meta:page-count="7" meta:paragraph-count="172" meta:word-count="974" meta:character-count="8092" meta:non-whitespace-character-count="7139"/>
  </office:meta>
</office:document-meta>
</file>